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1.924in" svg:x="2.8508in" svg:y="0.0732in">
            <draw:object draw:notify-on-update-of-ranges="Sheet1.A4:Sheet1.A7 Sheet1.B1:Sheet1.B2 Sheet1.B4:Sheet1.B7 Sheet1.C1:Sheet1.C3 Sheet1.C4:Sheet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2.2169in" svg:x="2.8508in" svg:y="2.2795in">
            <draw:object draw:notify-on-update-of-ranges="Sheet1.A10:Sheet1.A13 Sheet1.B1:Sheet1.B2 Sheet1.B10:Sheet1.B13 Sheet1.C1:Sheet1.C3 Sheet1.C10:Sheet1.C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nilla</text:p>
          </table:table-cell>
          <table:table-cell office:value-type="string" calcext:value-type="string">
            <text:p>Strings</text:p>
          </table:table-cell>
        </table:table-row>
        <table:table-row table:style-name="ro1">
          <table:table-cell/>
          <table:table-cell office:value-type="string" calcext:value-type="string">
            <text:p>KLEE</text:p>
          </table:table-cell>
          <table:table-cell office:value-type="string" calcext:value-type="string">
            <text:p>Enhanc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&gt; 12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30" calcext:value-type="float">
            <text:p>86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015" calcext:value-type="float">
            <text:p>5601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6:18:44.961609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18:40.241772628</meta:creation-date>
    <dc:date>2017-12-28T18:46:51.584847323</dc:date>
    <meta:editing-duration>PT3H36M22S</meta:editing-duration>
    <meta:editing-cycles>6</meta:editing-cycles>
    <meta:generator>LibreOffice/4.2.8.2$Linux_X86_64 LibreOffice_project/420m0$Build-2</meta:generator>
    <meta:document-statistic meta:table-count="1" meta:cell-count="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4.888cm" xlink:href=".." xlink:type="simple" chart:class="chart:line" chart:style-name="ch1">
        <chart:legend chart:legend-position="end" svg:x="10.923cm" svg:y="1.896cm" style:legend-expansion="high" chart:style-name="ch2"/>
        <chart:plot-area chart:style-name="ch3" table:cell-range-address="Sheet1.A4:Sheet1.C7 Sheet1.B1:Sheet1.B2 Sheet1.C1:Sheet1.C3 Sheet1.A1:Sheet1.A3" chart:data-source-has-labels="both" svg:x="1.33cm" svg:y="0.097cm" svg:width="9.274cm" svg:height="3.713cm">
          <chartooo:coordinate-region svg:x="2.137cm" svg:y="0.296cm" svg:width="8.373cm" svg:height="2.867cm"/>
          <chart:axis chart:dimension="x" chart:name="primary-x" chart:style-name="ch4" chartooo:axis-type="auto">
            <chartooo:date-scale/>
            <chart:title svg:x="2.642cm" svg:y="3.907cm" chart:style-name="ch5">
              <text:p>(2 strlen) + (1 strcmp) + ( __ strchr) operations</text:p>
            </chart:title>
            <chart:categories table:cell-range-address="Sheet1.A4:Sheet1.A7"/>
          </chart:axis>
          <chart:axis chart:dimension="y" chart:name="primary-y" chart:style-name="ch4">
            <chart:title svg:x="0.451cm" svg:y="2.619cm" chart:style-name="ch6">
              <text:p>seconds</text:p>
            </chart:title>
            <chart:grid chart:style-name="ch7" chart:class="major"/>
          </chart:axis>
          <chart:series chart:style-name="ch8" chart:values-cell-range-address="Sheet1.B4:Sheet1.B7" chart:label-cell-address="Sheet1.B1:Sheet1.B2" chart:class="chart:line">
            <chart:data-point chart:repeated="4"/>
          </chart:series>
          <chart:series chart:style-name="ch9" chart:values-cell-range-address="Sheet1.C4:Sheet1.C7" chart:label-cell-address="Sheet1.C1:Sheet1.C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illa KLEE</text:p>
                <text:list>
                  <text:list-item>
                    <text:p>Vanilla</text:p>
                  </text:list-item>
                  <text:list-item>
                    <text:p>KLEE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Strings Enhanced KLEE</text:p>
                <text:list>
                  <text:list-item>
                    <text:p>Strings</text:p>
                  </text:list-item>
                  <text:list-item>
                    <text:p>Enhanced</text:p>
                  </text:list-item>
                  <text:list-item>
                    <text:p>KLEE</text:p>
                  </text:list-item>
                </text:list>
                <draw:g>
                  <svg:desc>Sheet1.C1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9">
                <text:p>9</text:p>
                <draw:g>
                  <svg:desc>Sheet1.C4:Sheet1.C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632cm" xlink:href=".." xlink:type="simple" chart:class="chart:line" chart:style-name="ch1">
        <chart:legend chart:legend-position="end" svg:x="10.923cm" svg:y="2.268cm" style:legend-expansion="high" chart:style-name="ch2"/>
        <chart:plot-area chart:style-name="ch3" table:cell-range-address="Sheet1.A10:Sheet1.C13 Sheet1.B1:Sheet1.B2 Sheet1.C1:Sheet1.C3" chart:data-source-has-labels="both" svg:x="1.33cm" svg:y="0.112cm" svg:width="9.274cm" svg:height="4.427cm">
          <chartooo:coordinate-region svg:x="2.507cm" svg:y="0.311cm" svg:width="8.003cm" svg:height="3.581cm"/>
          <chart:axis chart:dimension="x" chart:name="primary-x" chart:style-name="ch4" chartooo:axis-type="auto">
            <chartooo:date-scale/>
            <chart:title svg:x="2.642cm" svg:y="4.651cm" chart:style-name="ch5">
              <text:p>(2 strlen) + (1 strcmp) + ( __ strchr) operations</text:p>
            </chart:title>
            <chart:categories table:cell-range-address="Sheet1.A10:Sheet1.A13"/>
          </chart:axis>
          <chart:axis chart:dimension="y" chart:name="primary-y" chart:style-name="ch4">
            <chart:title svg:x="0.451cm" svg:y="4.644cm" chart:style-name="ch6">
              <text:p>num tests before assertion is hit</text:p>
            </chart:title>
            <chart:grid chart:style-name="ch7" chart:class="major"/>
          </chart:axis>
          <chart:series chart:style-name="ch8" chart:values-cell-range-address="Sheet1.B10:Sheet1.B13" chart:label-cell-address="Sheet1.B1:Sheet1.B2" chart:class="chart:line">
            <chart:data-point chart:repeated="4"/>
          </chart:series>
          <chart:series chart:style-name="ch9" chart:values-cell-range-address="Sheet1.C10:Sheet1.C13" chart:label-cell-address="Sheet1.C1:Sheet1.C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nilla KLEE</text:p>
                <text:list>
                  <text:list-item>
                    <text:p>Vanilla</text:p>
                  </text:list-item>
                  <text:list-item>
                    <text:p>KLEE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Strings Enhanced KLEE</text:p>
                <text:list>
                  <text:list-item>
                    <text:p>Strings</text:p>
                  </text:list-item>
                  <text:list-item>
                    <text:p>Enhanced</text:p>
                  </text:list-item>
                  <text:list-item>
                    <text:p>KLEE</text:p>
                  </text:list-item>
                </text:list>
                <draw:g>
                  <svg:desc>Sheet1.C1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0:Sheet1.A13</svg:desc>
                </draw:g>
              </table:table-cell>
              <table:table-cell office:value-type="float" office:value="64">
                <text:p>64</text:p>
                <draw:g>
                  <svg:desc>Sheet1.B10:Sheet1.B13</svg:desc>
                </draw:g>
              </table:table-cell>
              <table:table-cell office:value-type="float" office:value="6">
                <text:p>6</text:p>
                <draw:g>
                  <svg:desc>Sheet1.C10:Sheet1.C1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2">
                <text:p>6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30">
                <text:p>86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6015">
                <text:p>5601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